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ynamic Programing" table:style-name="ta1">
        <table:shapes>
          <draw:frame draw:z-index="0" draw:style-name="gr1" draw:text-style-name="P1" svg:width="159.97mm" svg:height="90.04mm" svg:x="113.99mm" svg:y="5.58mm">
            <loext:p/>
            <draw:object draw:notify-on-update-of-ranges="'Dynamic Programing'.B2:'Dynamic Programing'.B2 'Dynamic Programing'.B2:'Dynamic Programing'.B2 'Dynamic Programing'.B3:'Dynamic Programing'.B13 'Dynamic Programing'.C2:'Dynamic Programing'.C2 'Dynamic Programing'.C3:'Dynamic Programing'.C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/>
          <table:table-cell table:style-name="ce1" office:value-type="string" calcext:value-type="string" table:number-columns-spanned="2" table:number-rows-spanned="1">
            <text:p>Programowanie Dynamiczne</text:p>
          </table:table-cell>
          <table:covered-table-cell table:style-name="ce1"/>
        </table:table-row>
        <table:table-row table:style-name="ro1">
          <table:table-cell/>
          <table:table-cell table:style-name="ce1" office:value-type="string" calcext:value-type="string">
            <text:p>Wierzchołki</text:p>
          </table:table-cell>
          <table:table-cell table:style-name="ce1" office:value-type="string" calcext:value-type="string">
            <text:p>Czas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119" calcext:value-type="float">
            <text:p>1411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7344" calcext:value-type="float">
            <text:p>2734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3767" calcext:value-type="float">
            <text:p>4376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6400" calcext:value-type="float">
            <text:p>1164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49768" calcext:value-type="float">
            <text:p>24976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95055" calcext:value-type="float">
            <text:p>99505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645884" calcext:value-type="float">
            <text:p>264588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3011612" calcext:value-type="float">
            <text:p>1301161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7191936" calcext:value-type="float">
            <text:p>10719193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85825855" calcext:value-type="float">
            <text:p>985825855</text:p>
          </table:table-cell>
        </table:table-row>
      </table:table>
      <table:table table:name="Brute Force" table:style-name="ta1">
        <table:shapes>
          <draw:frame draw:z-index="0" draw:style-name="gr1" draw:text-style-name="P1" svg:width="159.97mm" svg:height="90.04mm" svg:x="113.99mm" svg:y="5.58mm">
            <loext:p/>
            <draw:object draw:notify-on-update-of-ranges="'Brute Force'.B2:'Brute Force'.B2 'Brute Force'.B3:'Brute Force'.B13 'Brute Force'.C2:'Brute Force'.C2 'Brute Force'.C3:'Brute Force'.C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/>
          <table:table-cell table:style-name="ce1" office:value-type="string" calcext:value-type="string" table:number-columns-spanned="2" table:number-rows-spanned="1">
            <text:p>Przegląd Zupełny</text:p>
          </table:table-cell>
          <table:covered-table-cell table:style-name="ce1"/>
        </table:table-row>
        <table:table-row table:style-name="ro1">
          <table:table-cell/>
          <table:table-cell table:style-name="ce1" office:value-type="string" calcext:value-type="string">
            <text:p>Wierzchołki</text:p>
          </table:table-cell>
          <table:table-cell table:style-name="ce1" office:value-type="string" calcext:value-type="string">
            <text:p>Czas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1010" calcext:value-type="float">
            <text:p>2101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2921" calcext:value-type="float">
            <text:p>2292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5655" calcext:value-type="float">
            <text:p>5565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77276" calcext:value-type="float">
            <text:p>17727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93100" calcext:value-type="float">
            <text:p>7931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447966" calcext:value-type="float">
            <text:p>244796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3128650" calcext:value-type="float">
            <text:p>1312865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6657357" calcext:value-type="float">
            <text:p>10665735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61544264" calcext:value-type="float">
            <text:p>86154426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050282796" calcext:value-type="float">
            <text:p>9050282796</text:p>
          </table:table-cell>
        </table:table-row>
      </table:table>
      <table:table table:name="Equals" table:style-name="ta1">
        <table:shapes>
          <draw:frame draw:z-index="0" draw:style-name="gr1" draw:text-style-name="P1" svg:width="229.36mm" svg:height="107.31mm" svg:x="100.77mm" svg:y="5.58mm">
            <loext:p/>
            <draw:object draw:notify-on-update-of-ranges="Equals.B2:Equals.B2 Equals.B3:Equals.B13 Equals.C2:Equals.C2 Equals.C3:Equals.C13 Equals.B2:Equals.B2 Equals.B3:Equals.B13 Equals.D2:Equals.D2 Equals.D3:Equals.D1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Wierzchołki</text:p>
          </table:table-cell>
          <table:table-cell table:style-name="ce1" office:value-type="string" calcext:value-type="string">
            <text:p>Programowanie Dynamiczne</text:p>
          </table:table-cell>
          <table:table-cell table:style-name="ce1" office:value-type="string" calcext:value-type="string">
            <text:p>Przegląd Zupełny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4119" calcext:value-type="float">
            <text:p>14119</text:p>
          </table:table-cell>
          <table:table-cell table:style-name="ce2" office:value-type="float" office:value="21010" calcext:value-type="float">
            <text:p>2101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27344" calcext:value-type="float">
            <text:p>27344</text:p>
          </table:table-cell>
          <table:table-cell table:style-name="ce2" office:value-type="float" office:value="22921" calcext:value-type="float">
            <text:p>2292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43767" calcext:value-type="float">
            <text:p>43767</text:p>
          </table:table-cell>
          <table:table-cell table:style-name="ce2" office:value-type="float" office:value="55655" calcext:value-type="float">
            <text:p>5565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116400" calcext:value-type="float">
            <text:p>116400</text:p>
          </table:table-cell>
          <table:table-cell table:style-name="ce2" office:value-type="float" office:value="177276" calcext:value-type="float">
            <text:p>17727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249768" calcext:value-type="float">
            <text:p>249768</text:p>
          </table:table-cell>
          <table:table-cell table:style-name="ce2" office:value-type="float" office:value="793100" calcext:value-type="float">
            <text:p>7931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995055" calcext:value-type="float">
            <text:p>995055</text:p>
          </table:table-cell>
          <table:table-cell table:style-name="ce2" office:value-type="float" office:value="2447966" calcext:value-type="float">
            <text:p>244796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" office:value-type="float" office:value="2645884" calcext:value-type="float">
            <text:p>2645884</text:p>
          </table:table-cell>
          <table:table-cell table:style-name="ce2" office:value-type="float" office:value="13128650" calcext:value-type="float">
            <text:p>1312865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 office:value-type="float" office:value="13011612" calcext:value-type="float">
            <text:p>13011612</text:p>
          </table:table-cell>
          <table:table-cell table:style-name="ce2" office:value-type="float" office:value="106657357" calcext:value-type="float">
            <text:p>10665735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" office:value-type="float" office:value="107191936" calcext:value-type="float">
            <text:p>107191936</text:p>
          </table:table-cell>
          <table:table-cell table:style-name="ce2" office:value-type="float" office:value="861544264" calcext:value-type="float">
            <text:p>86154426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985825855" calcext:value-type="float">
            <text:p>985825855</text:p>
          </table:table-cell>
          <table:table-cell table:style-name="ce2" office:value-type="float" office:value="9050282796" calcext:value-type="float">
            <text:p>9050282796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D3]-[.C3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D4]-[.C4]" office:value-type="float" office:value="6891" calcext:value-type="float">
            <text:p>689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5]-[.D5]" office:value-type="float" office:value="4423" calcext:value-type="float">
            <text:p>4423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D6]-[.C6]" office:value-type="float" office:value="11888" calcext:value-type="float">
            <text:p>11888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D7]-[.C7]" office:value-type="float" office:value="60876" calcext:value-type="float">
            <text:p>60876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D8]-[.C8]" office:value-type="float" office:value="543332" calcext:value-type="float">
            <text:p>543332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D9]-[.C9]" office:value-type="float" office:value="1452911" calcext:value-type="float">
            <text:p>1452911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D10]-[.C10]" office:value-type="float" office:value="10482766" calcext:value-type="float">
            <text:p>10482766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D11]-[.C11]" office:value-type="float" office:value="93645745" calcext:value-type="float">
            <text:p>93645745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D12]-[.C12]" office:value-type="float" office:value="754352328" calcext:value-type="float">
            <text:p>754352328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D13]-[.C13]" office:value-type="float" office:value="8064456941" calcext:value-type="float">
            <text:p>806445694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or Kurek</meta:initial-creator>
    <meta:creation-date>2017-11-06T01:56:13.983623969</meta:creation-date>
    <dc:date>2017-11-06T03:22:10.339607172</dc:date>
    <dc:creator>Igor Kurek</dc:creator>
    <meta:editing-duration>PT3M22S</meta:editing-duration>
    <meta:editing-cycles>1</meta:editing-cycles>
    <meta:document-statistic meta:table-count="3" meta:cell-count="108" meta:object-count="3"/>
    <meta:generator>LibreOffice/5.4.2.2.0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column-mapping="0" chart:style-name="ch1">
        <chart:title svg:x="5.085cm" svg:y="0.316cm" chart:style-name="ch2">
          <text:p>Programowanie Dynamiczne</text:p>
        </chart:title>
        <chart:plot-area chart:style-name="ch3" table:cell-range-address="'Dynamic Programing'.B2:'Dynamic Programing'.C13" chart:data-source-has-labels="both" svg:x="1.33cm" svg:y="1.275cm" svg:width="14.349cm" svg:height="6.569cm">
          <chartooo:coordinate-region svg:x="3.248cm" svg:y="1.475cm" svg:width="12.059cm" svg:height="5.722cm"/>
          <chart:axis chart:dimension="x" chart:name="primary-x" chart:style-name="ch4" chartooo:axis-type="auto">
            <chart:title svg:x="6.925cm" svg:y="8.024cm" chart:style-name="ch5">
              <text:p>Liczba Wierzchołków</text:p>
            </chart:title>
            <chart:categories table:cell-range-address="'Dynamic Programing'.B2:'Dynamic Programing'.B2"/>
            <chart:grid chart:style-name="ch6" chart:class="major"/>
          </chart:axis>
          <chart:axis chart:dimension="y" chart:name="primary-y" chart:style-name="ch4">
            <chart:title svg:x="0.451cm" svg:y="5.278cm" chart:style-name="ch7">
              <text:p>Czas [ns]</text:p>
            </chart:title>
            <chart:grid chart:style-name="ch6" chart:class="major"/>
          </chart:axis>
          <chart:series chart:style-name="ch8" chart:values-cell-range-address="'Dynamic Programing'.C3:'Dynamic Programing'.C13" chart:label-cell-address="'Dynamic Programing'.C2:'Dynamic Programing'.C2" chart:class="chart:scatter">
            <chart:domain table:cell-range-address="'Dynamic Programing'.B3:'Dynamic Programing'.B13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Czas</text:p>
                <draw:g>
                  <svg:desc>'Dynamic Programing'.C2:'Dynamic Programing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ierzchołki</text:p>
                <draw:g>
                  <svg:desc>'Dynamic Programing'.B2:'Dynamic Programing'.B2</svg:desc>
                </draw:g>
              </table:table-cell>
              <table:table-cell office:value-type="float" office:value="0">
                <text:p>0</text:p>
                <draw:g>
                  <svg:desc>'Dynamic Programing'.B3:'Dynamic Programing'.B13</svg:desc>
                </draw:g>
              </table:table-cell>
              <table:table-cell office:value-type="float" office:value="0">
                <text:p>0</text:p>
                <draw:g>
                  <svg:desc>'Dynamic Programing'.C3:'Dynamic Programing'.C13</svg:desc>
                </draw:g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14119">
                <text:p>14119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27344">
                <text:p>27344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43767">
                <text:p>43767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116400">
                <text:p>116400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249768">
                <text:p>249768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995055">
                <text:p>995055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2645884">
                <text:p>2645884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13011612">
                <text:p>13011612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107191936">
                <text:p>107191936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985825855">
                <text:p>9858258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column-mapping="0" chart:style-name="ch1">
        <chart:title svg:x="6.196cm" svg:y="0.316cm" chart:style-name="ch2">
          <text:p>Przegląd Zupełny</text:p>
        </chart:title>
        <chart:plot-area chart:style-name="ch3" table:cell-range-address="'Brute Force'.B2:'Brute Force'.C13" chart:data-source-has-labels="both" svg:x="1.33cm" svg:y="1.275cm" svg:width="14.349cm" svg:height="6.569cm">
          <chartooo:coordinate-region svg:x="3.433cm" svg:y="1.474cm" svg:width="11.874cm" svg:height="5.723cm"/>
          <chart:axis chart:dimension="x" chart:name="primary-x" chart:style-name="ch4" chartooo:axis-type="auto">
            <chart:title svg:x="6.925cm" svg:y="8.024cm" chart:style-name="ch5">
              <text:p>Liczba Wierzchołków</text:p>
            </chart:title>
            <chart:categories table:cell-range-address="'Brute Force'.B2:'Brute Force'.B2"/>
            <chart:grid chart:style-name="ch6" chart:class="major"/>
          </chart:axis>
          <chart:axis chart:dimension="y" chart:name="primary-y" chart:style-name="ch4">
            <chart:title svg:x="0.451cm" svg:y="5.278cm" chart:style-name="ch7">
              <text:p>Czas [ns]</text:p>
            </chart:title>
            <chart:grid chart:style-name="ch6" chart:class="major"/>
          </chart:axis>
          <chart:series chart:style-name="ch8" chart:values-cell-range-address="'Brute Force'.C3:'Brute Force'.C13" chart:label-cell-address="'Brute Force'.C2:'Brute Force'.C2" chart:class="chart:scatter">
            <chart:domain table:cell-range-address="'Brute Force'.B3:'Brute Force'.B13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Czas</text:p>
                <draw:g>
                  <svg:desc>'Brute Force'.C2:'Brute Force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ierzchołki</text:p>
                <draw:g>
                  <svg:desc>'Brute Force'.B2:'Brute Force'.B2</svg:desc>
                </draw:g>
              </table:table-cell>
              <table:table-cell office:value-type="float" office:value="0">
                <text:p>0</text:p>
                <draw:g>
                  <svg:desc>'Brute Force'.B3:'Brute Force'.B13</svg:desc>
                </draw:g>
              </table:table-cell>
              <table:table-cell office:value-type="float" office:value="0">
                <text:p>0</text:p>
                <draw:g>
                  <svg:desc>'Brute Force'.C3:'Brute Force'.C13</svg:desc>
                </draw:g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21010">
                <text:p>21010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22921">
                <text:p>22921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55655">
                <text:p>55655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177276">
                <text:p>177276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793100">
                <text:p>793100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2447966">
                <text:p>2447966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13128650">
                <text:p>13128650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106657357">
                <text:p>106657357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861544264">
                <text:p>861544264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9050282796">
                <text:p>90502827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937cm" svg:height="10.732cm" xlink:href=".." xlink:type="simple" chart:class="chart:scatter" chart:style-name="ch1">
        <chart:title svg:x="7.429cm" svg:y="0.35cm" chart:style-name="ch2">
          <text:p>Porównanie czasów dla obu algorytmów</text:p>
        </chart:title>
        <chart:legend chart:legend-position="bottom" svg:x="6.815cm" svg:y="10.133cm" style:legend-expansion="wide" chart:style-name="ch3"/>
        <chart:plot-area chart:style-name="ch4" table:cell-range-address="Equals.B2:Equals.D13" chart:data-source-has-labels="row" svg:x="1.469cm" svg:y="1.343cm" svg:width="21.01cm" svg:height="7.411cm">
          <chartooo:coordinate-region svg:x="3.572cm" svg:y="1.543cm" svg:width="18.535cm" svg:height="6.564cm"/>
          <chart:axis chart:dimension="x" chart:name="primary-x" chart:style-name="ch5">
            <chart:title svg:x="10.541cm" svg:y="8.968cm" chart:style-name="ch6">
              <text:p>Ilość Wierzchołków</text:p>
            </chart:title>
            <chart:grid chart:style-name="ch7" chart:class="major"/>
          </chart:axis>
          <chart:axis chart:dimension="y" chart:name="primary-y" chart:style-name="ch5">
            <chart:title svg:x="0.451cm" svg:y="5.767cm" chart:style-name="ch8">
              <text:p>Czas [ns]</text:p>
            </chart:title>
            <chart:grid chart:style-name="ch7" chart:class="major"/>
          </chart:axis>
          <chart:series chart:style-name="ch9" chart:values-cell-range-address="Equals.C3:Equals.C13" chart:label-cell-address="Equals.C2:Equals.C2" chart:class="chart:scatter">
            <chart:domain table:cell-range-address="Equals.B3:Equals.B13"/>
            <chart:data-point chart:repeated="11"/>
          </chart:series>
          <chart:series chart:style-name="ch10" chart:values-cell-range-address="Equals.D3:Equals.D13" chart:label-cell-address="Equals.D2:Equals.D2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Programowanie Dynamiczne</text:p>
                <draw:g>
                  <svg:desc>Equals.C2:Equals.C2</svg:desc>
                </draw:g>
              </table:table-cell>
              <table:table-cell office:value-type="string">
                <text:p>Przegląd Zupełny</text:p>
                <draw:g>
                  <svg:desc>Equals.D2:Equals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quals.B3:Equals.B13</svg:desc>
                </draw:g>
              </table:table-cell>
              <table:table-cell office:value-type="float" office:value="0">
                <text:p>0</text:p>
                <draw:g>
                  <svg:desc>Equals.C3:Equals.C13</svg:desc>
                </draw:g>
              </table:table-cell>
              <table:table-cell office:value-type="float" office:value="0">
                <text:p>0</text:p>
                <draw:g>
                  <svg:desc>Equals.D3:Equals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119">
                <text:p>14119</text:p>
              </table:table-cell>
              <table:table-cell office:value-type="float" office:value="21010">
                <text:p>210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7344">
                <text:p>27344</text:p>
              </table:table-cell>
              <table:table-cell office:value-type="float" office:value="22921">
                <text:p>22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3767">
                <text:p>43767</text:p>
              </table:table-cell>
              <table:table-cell office:value-type="float" office:value="55655">
                <text:p>55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16400">
                <text:p>116400</text:p>
              </table:table-cell>
              <table:table-cell office:value-type="float" office:value="177276">
                <text:p>1772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49768">
                <text:p>249768</text:p>
              </table:table-cell>
              <table:table-cell office:value-type="float" office:value="793100">
                <text:p>793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95055">
                <text:p>995055</text:p>
              </table:table-cell>
              <table:table-cell office:value-type="float" office:value="2447966">
                <text:p>24479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645884">
                <text:p>2645884</text:p>
              </table:table-cell>
              <table:table-cell office:value-type="float" office:value="13128650">
                <text:p>131286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3011612">
                <text:p>13011612</text:p>
              </table:table-cell>
              <table:table-cell office:value-type="float" office:value="106657357">
                <text:p>1066573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7191936">
                <text:p>107191936</text:p>
              </table:table-cell>
              <table:table-cell office:value-type="float" office:value="861544264">
                <text:p>8615442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85825855">
                <text:p>985825855</text:p>
              </table:table-cell>
              <table:table-cell office:value-type="float" office:value="9050282796">
                <text:p>90502827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